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19.99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83.99pt" fo:break-before="auto" style:use-optimal-row-height="true"/>
    </style:style>
    <style:style style:name="ro7" style:family="table-row">
      <style:table-row-properties style:row-height="47.99pt" fo:break-before="auto" style:use-optimal-row-height="true"/>
    </style:style>
    <style:style style:name="ro8" style:family="table-row">
      <style:table-row-properties style:row-height="204.01pt" fo:break-before="auto" style:use-optimal-row-height="true"/>
    </style:style>
    <style:style style:name="ro9" style:family="table-row">
      <style:table-row-properties style:row-height="132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7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21" office:value-type="string" calcext:value-type="string">
            <text:p>Príkaz</text:p>
            <text:p><text:span text:style-name="T1">“int vlan 20” v globálnom konfiguračnom móde </text:span></text:p>
            <text:p>nie je podporovaný,</text:p>
            <text:p>ale v globálnom konfiguračnom móde aj v konfigurácii rozrhania je príkaz “standby” podporovaný.</text:p>
          </table:table-cell>
          <table:table-cell table:style-name="ce21" office:value-type="string" calcext:value-type="string">
            <text:p>Rovnaký prípad, ako pri “Cisco CSR (QEMU)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1" office:value-type="string" calcext:value-type="string">
            <text:p>Príkaz “fhrp” v globálnom konfiguračnom móde nie je podporovaný</text:p>
          </table:table-cell>
          <table:table-cell table:style-name="ce22" table:number-columns-repeated="3"/>
          <table:table-cell table:style-name="ce21" office:value-type="string" calcext:value-type="string">
            <text:p><text:span text:style-name="T1">Príkaz</text:span></text:p>
            <text:p><text:span text:style-name="T1">“fhrp version vrrp v3”</text:span></text:p>
            <text:p><text:span text:style-name="T1">Je síce podporovaný, ale príkaz “int vlan 20” podporovaný nebol. Príkaz “vrrp” bol ale podporovaný na fyzickom rozhraní</text:span>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<text:span text:style-name="T1">Príkaz “fhrp” v globálnom konfiguračnom móde nie je podporovaný</text:span></text:p>
            <text:p/>
            <text:p>Príkaz “vrrp” v konfiguračnom móde rozhrania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7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7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.</text:p>
            <text:p>Ak chceme príkaz “ip cef” použíť, musíme ho rozšíriť týmito možnosťami:</text:p>
            <text:p/>
            <text:p>accounting </text:p>
            <text:p>distributed</text:p>
            <text:p>load-sharing</text:p>
            <text:p>optimize</text:p>
            <text:p>traffic-statistics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1" office:value-type="string" calcext:value-type="string">
            <text:p>Príkaz “mls” v globálnom konfiguračnom móde nie je podporovaný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 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22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6">
          <table:table-cell table:style-name="Default"/>
          <table:table-cell/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3" table:number-rows-repeated="133">
          <table:table-cell table:style-name="Default"/>
          <table:table-cell table:number-columns-repeated="1023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09:23:39.011284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6T09:23:56.595216332</dc:date>
    <meta:editing-duration>P1DT9M46S</meta:editing-duration>
    <meta:editing-cycles>136</meta:editing-cycles>
    <meta:generator>LibreOffice/6.0.0.3$Linux_X86_64 LibreOffice_project/00m0$Build-3</meta:generator>
    <meta:document-statistic meta:table-count="1" meta:cell-count="276" meta:object-count="0"/>
  </office:meta>
</office:document-meta>
</file>